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aco" svg:font-family="Monaco, 'DejaVu Sans Mono', 'Bitstream Vera Sans Mono', 'Lucida Console'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fo:font-weight="bold" officeooo:paragraph-rsid="0016aed2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paragraph-rsid="0016aed2" style:font-style-asian="italic" style:font-weight-asian="normal" style:font-style-complex="italic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paragraph-rsid="001b97f4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officeooo:paragraph-rsid="001817ac"/>
    </style:style>
    <style:style style:name="P5" style:family="paragraph" style:parent-style-name="Text_20_body">
      <style:text-properties officeooo:rsid="001ed693" officeooo:paragraph-rsid="001ed693"/>
    </style:style>
    <style:style style:name="P6" style:family="paragraph" style:parent-style-name="Text_20_body">
      <style:text-properties officeooo:rsid="00243dc1" officeooo:paragraph-rsid="00243dc1"/>
    </style:style>
    <style:style style:name="P7" style:family="paragraph" style:parent-style-name="Text_20_body">
      <style:text-properties officeooo:paragraph-rsid="002716e6"/>
    </style:style>
    <style:style style:name="P8" style:family="paragraph" style:parent-style-name="Text_20_body">
      <style:text-properties officeooo:rsid="0026c851" officeooo:paragraph-rsid="0026c851"/>
    </style:style>
    <style:style style:name="P9" style:family="paragraph" style:parent-style-name="Standard">
      <style:text-properties officeooo:rsid="0015fc4c" officeooo:paragraph-rsid="0015fc4c"/>
    </style:style>
    <style:style style:name="P10" style:family="paragraph" style:parent-style-name="Standard">
      <style:text-properties officeooo:rsid="0015fc4c" officeooo:paragraph-rsid="0016aed2"/>
    </style:style>
    <style:style style:name="P11" style:family="paragraph" style:parent-style-name="Standard">
      <style:text-properties fo:font-weight="bold" officeooo:rsid="0015fc4c" officeooo:paragraph-rsid="0016aed2" style:font-weight-asian="bold" style:font-weight-complex="bold"/>
    </style:style>
    <style:style style:name="P12" style:family="paragraph" style:parent-style-name="Standard">
      <style:text-properties officeooo:paragraph-rsid="0015fc4c"/>
    </style:style>
    <style:style style:name="P13" style:family="paragraph" style:parent-style-name="Standard">
      <style:paragraph-properties fo:text-align="justify" style:justify-single-word="false"/>
      <style:text-properties officeooo:paragraph-rsid="0016aed2"/>
    </style:style>
    <style:style style:name="P14" style:family="paragraph" style:parent-style-name="Standard">
      <style:text-properties fo:font-style="italic" fo:font-weight="normal" officeooo:rsid="00170b50" officeooo:paragraph-rsid="0016aed2" style:font-style-asian="italic" style:font-weight-asian="normal" style:font-style-complex="italic" style:font-weight-complex="normal"/>
    </style:style>
    <style:style style:name="P15" style:family="paragraph" style:parent-style-name="Preformatted_20_Text">
      <style:paragraph-properties fo:orphans="2" fo:widows="2"/>
    </style:style>
    <style:style style:name="P16" style:family="paragraph" style:parent-style-name="Preformatted_20_Text">
      <style:text-properties fo:font-variant="normal" fo:text-transform="none" fo:color="#000000" style:font-name="Monaco" fo:font-size="9pt" fo:letter-spacing="normal" fo:font-style="normal" fo:font-weight="normal" officeooo:paragraph-rsid="0015fc4c"/>
    </style:style>
    <style:style style:name="P17" style:family="paragraph" style:parent-style-name="Standard">
      <style:text-properties fo:font-variant="normal" fo:text-transform="none" fo:color="#000000" style:font-name="Monaco" fo:font-size="9pt" fo:letter-spacing="normal" fo:font-style="normal" fo:font-weight="normal" officeooo:paragraph-rsid="0015fc4c"/>
    </style:style>
    <style:style style:name="P18" style:family="paragraph" style:parent-style-name="Text_20_body">
      <style:text-properties officeooo:paragraph-rsid="0028697e"/>
    </style:style>
    <style:style style:name="T1" style:family="text">
      <style:text-properties officeooo:rsid="001e1ed6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8697e"/>
    </style:style>
    <style:style style:name="T4" style:family="text">
      <style:text-properties style:text-underline-style="none" officeooo:rsid="002716e6"/>
    </style:style>
    <style:style style:name="T5" style:family="text">
      <style:text-properties officeooo:rsid="00170b50"/>
    </style:style>
    <style:style style:name="T6" style:family="text">
      <style:text-properties officeooo:rsid="001ed693"/>
    </style:style>
    <style:style style:name="T7" style:family="text">
      <style:text-properties officeooo:rsid="00200c7f"/>
    </style:style>
    <style:style style:name="T8" style:family="text">
      <style:text-properties officeooo:rsid="0021a8aa"/>
    </style:style>
    <style:style style:name="T9" style:family="text">
      <style:text-properties officeooo:rsid="00243dc1"/>
    </style:style>
    <style:style style:name="T10" style:family="text">
      <style:text-properties officeooo:rsid="0026c851"/>
    </style:style>
    <style:style style:name="T11" style:family="text">
      <style:text-properties officeooo:rsid="002716e6"/>
    </style:style>
    <style:style style:name="T12" style:family="text">
      <style:text-properties officeooo:rsid="002802d0"/>
    </style:style>
    <style:style style:name="T13" style:family="text">
      <style:text-properties officeooo:rsid="0028697e"/>
    </style:style>
    <style:style style:name="T14" style:family="text">
      <style:text-properties officeooo:rsid="0029fd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7"><text:span text:style-name="T9"/></text:p>
      <text:p text:style-name="P12"/>
      <text:p text:style-name="P13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</text:p>
          </table:table-cell>
          <table:table-cell table:style-name="Tabella9.B1" office:value-type="string">
            <text:p text:style-name="P5">Gestione Pagamenti – <text:span text:style-name="T9">Rinuncia</text:span></text:p>
          </table:table-cell>
        </table:table-row>
        <table:table-row table:style-name="Tabella9.2">
          <table:table-cell table:style-name="Tabella9.A2" office:value-type="string">
            <text:p text:style-name="P1">Istanza degli <text:span text:style-name="T1">utenti</text:span> partecipanti</text:p>
          </table:table-cell>
          <table:table-cell table:style-name="Tabella9.B2" office:value-type="string">
            <text:p text:style-name="P5">Paolo Rossi : Direttor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4">1.<text:span text:style-name="T6"> </text:span><text:span text:style-name="T7">Paolo </text:span><text:span text:style-name="T9">ha ricevuto un</text:span><text:span text:style-name="T12">a mail</text:span><text:span text:style-name="T9"> di rinuncia ai servizi offerti dall'asilo nido di Fisciano</text:span><text:span text:style-name="T7"> </text:span><text:span text:style-name="T9">e deve provvedere a ritirare il bambino.</text:span></text:p>
            <text:p text:style-name="P4">2. <text:span text:style-name="T7">Quindi,</text:span> <text:span text:style-name="T7">a</text:span><text:span text:style-name="T6">ccende il PC ed avvia il software at-silo.</text:span></text:p>
            <text:p text:style-name="P4">3. <text:span text:style-name="T6">Inserisce il suo userID e la password per accedere alle funzioni dedicate al direttore.</text:span></text:p>
            <text:p text:style-name="P8"><text:span text:style-name="T13">4</text:span>.Paolo accede al servizio richiesto e inizia a cercare la funzione gestione pagamenti.</text:p>
            <text:p text:style-name="P4"><text:span text:style-name="T13">5</text:span>. <text:span text:style-name="T6">Nel pannello dedicato alla gestione dei pagamenti, Paolo attiva la funzione </text:span><text:span text:style-name="T14">di</text:span><text:span text:style-name="T6"> </text:span><text:span text:style-name="T9">Rinuncia Servizi</text:span><text:span text:style-name="T6"> di at-silo</text:span><text:span text:style-name="T2">.</text:span></text:p>
            <text:p text:style-name="P18"><text:span text:style-name="T3"><text:s text:c="7"/>6</text:span><text:span text:style-name="T4">.Il sistema apre la sezione dei pagamenti.</text:span></text:p>
            <text:p text:style-name="P18"><text:span text:style-name="T13">7</text:span>. <text:span text:style-name="T9">Paolo controlla la data di sottomissione del modulo, se la richiesta è stata formulata 40 giorni prima della data effettiva di ritiro del bambino, verrà rimborsata la cauzione ai genitori.</text:span></text:p>
            <text:p text:style-name="P7"><text:span text:style-name="T13">8</text:span><text:span text:style-name="T7">. </text:span><text:span text:style-name="T9">Paolo compila il modulo di rinuncia.</text:span></text:p>
            <text:p text:style-name="P7"><text:span text:style-name="T13">9</text:span><text:span text:style-name="T11">.Paolo</text:span><text:span text:style-name="T9"> lo sottomette indicando agli organi di competenza che i genitori hanno diritto al rimborso e cancellerà la scheda del bambino dal sistema.</text:span></text:p>
            <text:p text:style-name="P6"><text:span text:style-name="T11">1</text:span><text:span text:style-name="T13">0</text:span>. Nel caso in cui la domanda non soddisfa il precedente requisito, la scheda del bambino verrà cancellata dal sistema senza ottenere il rimborso della cauzione.</text:p>
          </table:table-cell>
        </table:table-row>
      </table:table>
      <text:p text:style-name="P3"/>
      <text:p text:style-name="P2"/>
      <text:p text:style-name="P10"/>
      <text:p text:style-name="P1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Monaco" svg:font-family="Monaco, 'DejaVu Sans Mono', 'Bitstream Vera Sans Mono', 'Lucida Console'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0:24:36.78</meta:creation-date>
    <dc:date>2012-10-18T09:29:39.15</dc:date>
    <meta:editing-duration>PT30M8S</meta:editing-duration>
    <meta:editing-cycles>12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5" meta:word-count="188" meta:character-count="1176" meta:non-whitespace-character-count="995"/>
  </office:meta>
</office:document-meta>
</file>